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6E000003FE4DAD5440.png" manifest:media-type="image/png"/>
  <manifest:file-entry manifest:full-path="Pictures/10000000000005FB00000404379BECB2.png" manifest:media-type="image/png"/>
  <manifest:file-entry manifest:full-path="Pictures/1000000000000747000003FE7C54661A.png" manifest:media-type="image/png"/>
  <manifest:file-entry manifest:full-path="Pictures/10000000000002E60000023D720178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a89" officeooo:paragraph-rsid="000fba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3 q1</text:p>
      <text:p text:style-name="P1"><draw:frame draw:style-name="fr1" draw:name="Image4" text:anchor-type="char" svg:x="0in" svg:y="0.0165in" svg:width="6.9252in" svg:height="5.3472in" draw:z-index="3"><draw:image xlink:href="Pictures/10000000000002E60000023D7201782A.png" xlink:type="simple" xlink:show="embed" xlink:actuate="onLoad" draw:mime-type="image/png"/></draw:frame></text:p>
      <text:p text:style-name="P1"/>
      <text:p text:style-name="P1"><draw:frame draw:style-name="fr1" draw:name="Image1" text:anchor-type="char" svg:x="0.3736in" svg:y="0.0201in" svg:width="6.1984in" svg:height="3.1374in" draw:z-index="0"><draw:image xlink:href="Pictures/1000000000000747000003FE7C54661A.png" xlink:type="simple" xlink:show="embed" xlink:actuate="onLoad" draw:mime-type="image/png"/></draw:frame></text:p>
      <text:p text:style-name="P1"><text:soft-page-break/></text:p>
      <text:p text:style-name="P1"><draw:frame draw:style-name="fr1" draw:name="Image2" text:anchor-type="char" svg:x="0.0772in" svg:y="0.0055in" svg:width="6.4799in" svg:height="4.3508in" draw:z-index="1"><draw:image xlink:href="Pictures/10000000000005FB00000404379BEC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3" text:anchor-type="char" svg:width="6.9252in" svg:height="5.0909in" draw:z-index="2"><draw:image xlink:href="Pictures/100000000000056E000003FE4DAD544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2:36:38.880478677</meta:creation-date>
    <dc:date>2025-02-20T22:43:13.020161772</dc:date>
    <meta:editing-duration>PT6M36S</meta:editing-duration>
    <meta:editing-cycles>1</meta:editing-cycles>
    <meta:document-statistic meta:table-count="0" meta:image-count="4" meta:object-count="0" meta:page-count="3" meta:paragraph-count="1" meta:word-count="3" meta:character-count="8" meta:non-whitespace-character-count="6"/>
    <meta:generator>LibreOffice/24.2.7.2$Linux_X86_64 LibreOffice_project/420$Build-2</meta:generator>
  </office:meta>
</office:document-meta>
</file>